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redicatesTests.pathWit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redicatesTests.all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questPredicatesTests.methodCorsPreFl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PredicatesTests.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redicatesTests.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edicatesTests.path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redicatesTests.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redicatesTest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edicatesTests.path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redicatesTests.pathNoLead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redicatesTests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Predicates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PredicatesTests.path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PredicatesTests.headersC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redicates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PredicatesTests.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